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officeooo:rsid="0009e67a" officeooo:paragraph-rsid="0009e67a" style:font-size-asian="13.1000003814697pt" style:font-size-complex="15pt"/>
    </style:style>
    <style:style style:name="P2" style:family="paragraph" style:parent-style-name="Standard">
      <style:text-properties fo:font-size="12pt" style:text-underline-style="none" officeooo:rsid="0009e67a" officeooo:paragraph-rsid="0009e67a" style:font-size-asian="10.5pt" style:font-size-complex="12pt"/>
    </style:style>
    <style:style style:name="P3" style:family="paragraph" style:parent-style-name="Standard">
      <style:text-properties fo:font-size="12pt" style:text-underline-style="none" fo:font-weight="normal" officeooo:rsid="0009e67a" officeooo:paragraph-rsid="0009e67a"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ab5dd" officeooo:paragraph-rsid="0009e67a" style:font-size-asian="10.5pt" style:font-weight-asian="normal" style:font-size-complex="12pt" style:font-weight-complex="normal"/>
    </style:style>
    <style:style style:name="P5" style:family="paragraph" style:parent-style-name="Standard">
      <style:text-properties fo:font-size="13pt" style:text-underline-style="none" officeooo:rsid="001ac3e4" officeooo:paragraph-rsid="001ac3e4" style:font-size-asian="11.3500003814697pt" style:font-size-complex="13pt"/>
    </style:style>
    <style:style style:name="P6" style:family="paragraph" style:parent-style-name="Standard">
      <style:paragraph-properties fo:margin-left="1.251cm" fo:margin-right="0cm" fo:text-indent="0cm" style:auto-text-indent="false"/>
      <style:text-properties fo:font-size="12pt" style:text-underline-style="none" officeooo:rsid="0009e67a" officeooo:paragraph-rsid="0009e67a" style:font-size-asian="10.5pt" style:font-size-complex="12pt"/>
    </style:style>
    <style:style style:name="P7" style:family="paragraph" style:parent-style-name="Standard">
      <style:paragraph-properties fo:margin-left="1.251cm" fo:margin-right="0cm" fo:text-indent="0cm" style:auto-text-indent="false"/>
      <style:text-properties fo:font-size="12pt" fo:font-style="normal" style:text-underline-style="none" fo:font-weight="normal" officeooo:rsid="000ca87e" officeooo:paragraph-rsid="0009e67a"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indent="0cm" style:auto-text-indent="false"/>
      <style:text-properties fo:font-size="12pt" style:text-underline-style="solid" style:text-underline-width="auto" style:text-underline-color="font-color" officeooo:rsid="000d6fb3" officeooo:paragraph-rsid="000d6fb3" style:font-size-asian="10.5pt" style:font-size-complex="12pt"/>
    </style:style>
    <style:style style:name="P9" style:family="paragraph" style:parent-style-name="Standard">
      <style:paragraph-properties fo:margin-left="0cm" fo:margin-right="0cm" fo:text-indent="0cm" style:auto-text-indent="false"/>
      <style:text-properties fo:font-size="12pt" fo:font-style="normal" style:text-underline-style="none" officeooo:rsid="000d6fb3" officeooo:paragraph-rsid="000d6fb3" style:font-size-asian="10.5pt" style:font-style-asian="normal" style:font-size-complex="12pt" style:font-style-complex="normal"/>
    </style:style>
    <style:style style:name="P10" style:family="paragraph" style:parent-style-name="Standard">
      <style:paragraph-properties fo:margin-left="0cm" fo:margin-right="0cm" fo:text-indent="0cm" style:auto-text-indent="false"/>
      <style:text-properties fo:font-size="12pt" fo:font-style="normal" style:text-underline-style="none" officeooo:rsid="000d6fb3" officeooo:paragraph-rsid="000e3e51" style:font-size-asian="10.5pt" style:font-style-asian="normal" style:font-size-complex="12pt" style:font-style-complex="normal"/>
    </style:style>
    <style:style style:name="P11" style:family="paragraph" style:parent-style-name="Standard">
      <style:paragraph-properties fo:margin-left="0cm" fo:margin-right="0cm" fo:text-indent="0cm" style:auto-text-indent="false"/>
      <style:text-properties fo:font-size="12pt" fo:font-style="normal" style:text-underline-style="none" fo:font-weight="normal" officeooo:rsid="000d6fb3" officeooo:paragraph-rsid="000d6fb3"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indent="0cm" style:auto-text-indent="false"/>
      <style:text-properties fo:font-size="12pt" fo:font-style="normal" style:text-underline-style="none" fo:font-weight="normal" officeooo:rsid="000e4e3f" officeooo:paragraph-rsid="000e4e3f"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indent="0cm" style:auto-text-indent="false"/>
      <style:text-properties fo:font-size="12pt" fo:font-style="normal" style:text-underline-style="none" fo:font-weight="bold" officeooo:rsid="00122f21" officeooo:paragraph-rsid="00122f21" style:font-size-asian="10.5pt" style:font-style-asian="normal" style:font-weight-asian="bold" style:font-size-complex="12pt" style:font-style-complex="normal" style:font-weight-complex="bold"/>
    </style:style>
    <style:style style:name="P14" style:family="paragraph" style:parent-style-name="Standard">
      <style:paragraph-properties fo:margin-left="0cm" fo:margin-right="0cm" fo:text-indent="0cm" style:auto-text-indent="false"/>
      <style:text-properties fo:font-size="12pt" fo:font-style="normal" style:text-underline-style="solid" style:text-underline-width="auto" style:text-underline-color="font-color" fo:font-weight="normal" officeooo:rsid="000e4e3f" officeooo:paragraph-rsid="000e4e3f"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indent="0cm" style:auto-text-indent="false"/>
      <style:text-properties fo:font-size="12pt" style:text-underline-style="none" fo:font-weight="bold" officeooo:rsid="00122f21" officeooo:paragraph-rsid="00122f21" style:font-size-asian="10.5pt" style:font-weight-asian="bold" style:font-size-complex="12pt" style:font-weight-complex="bold"/>
    </style:style>
    <style:style style:name="P16" style:family="paragraph" style:parent-style-name="Standard">
      <style:paragraph-properties fo:margin-left="0cm" fo:margin-right="0cm" fo:text-indent="0cm" style:auto-text-indent="false"/>
      <style:text-properties fo:font-size="12pt" style:text-underline-style="none" fo:font-weight="bold" officeooo:rsid="001328d1" officeooo:paragraph-rsid="001328d1" style:font-size-asian="10.5pt" style:font-weight-asian="bold" style:font-size-complex="12pt" style:font-weight-complex="bold"/>
    </style:style>
    <style:style style:name="P17" style:family="paragraph" style:parent-style-name="Standard">
      <style:paragraph-properties fo:margin-left="0cm" fo:margin-right="0cm" fo:text-indent="0cm" style:auto-text-indent="false"/>
      <style:text-properties officeooo:paragraph-rsid="000e3e51"/>
    </style:style>
    <style:style style:name="P18" style:family="paragraph" style:parent-style-name="Standard">
      <style:paragraph-properties fo:margin-left="0cm" fo:margin-right="0cm" fo:text-indent="0cm" style:auto-text-indent="false"/>
      <style:text-properties style:text-underline-style="none" fo:font-weight="bold" officeooo:rsid="000e4e3f" officeooo:paragraph-rsid="000e4e3f" style:font-weight-asian="bold" style:font-weight-complex="bold"/>
    </style:style>
    <style:style style:name="P19" style:family="paragraph" style:parent-style-name="Standard">
      <style:paragraph-properties fo:margin-left="0cm" fo:margin-right="0cm" fo:text-indent="0cm" style:auto-text-indent="false"/>
      <style:text-properties style:text-underline-style="none" officeooo:rsid="001ef5aa" officeooo:paragraph-rsid="001ef5aa"/>
    </style:style>
    <style:style style:name="P20" style:family="paragraph" style:parent-style-name="Standard">
      <style:paragraph-properties fo:margin-left="0cm" fo:margin-right="0cm" fo:text-indent="0cm" style:auto-text-indent="false"/>
      <style:text-properties fo:font-style="normal" style:text-underline-style="none" officeooo:rsid="001ef5aa" officeooo:paragraph-rsid="001ef5aa" style:font-style-asian="normal" style:font-style-complex="normal"/>
    </style:style>
    <style:style style:name="P21" style:family="paragraph" style:parent-style-name="Standard">
      <style:paragraph-properties fo:margin-left="0cm" fo:margin-right="0cm" fo:text-indent="0cm" style:auto-text-indent="false"/>
      <style:text-properties style:text-underline-style="solid" style:text-underline-width="auto" style:text-underline-color="font-color" officeooo:rsid="001ef5aa" officeooo:paragraph-rsid="001ef5aa"/>
    </style:style>
    <style:style style:name="P22" style:family="paragraph" style:parent-style-name="Standard">
      <style:paragraph-properties fo:margin-left="0cm" fo:margin-right="0cm" fo:text-indent="0cm" style:auto-text-indent="false"/>
      <style:text-properties officeooo:paragraph-rsid="001328d1"/>
    </style:style>
    <style:style style:name="P23" style:family="paragraph" style:parent-style-name="Standard">
      <style:paragraph-properties fo:margin-left="0cm" fo:margin-right="0cm" fo:text-indent="0cm" style:auto-text-indent="false"/>
      <style:text-properties officeooo:paragraph-rsid="0019cba8"/>
    </style:style>
    <style:style style:name="P24" style:family="paragraph" style:parent-style-name="Standard">
      <style:paragraph-properties fo:margin-left="0cm" fo:margin-right="0cm" fo:text-indent="0cm" style:auto-text-indent="false"/>
      <style:text-properties officeooo:paragraph-rsid="001b2f62"/>
    </style:style>
    <style:style style:name="P25" style:family="paragraph" style:parent-style-name="Standard">
      <style:paragraph-properties fo:margin-left="0cm" fo:margin-right="0cm" fo:text-indent="0cm" style:auto-text-indent="false"/>
      <style:text-properties officeooo:paragraph-rsid="001c8352"/>
    </style:style>
    <style:style style:name="P26" style:family="paragraph" style:parent-style-name="Standard">
      <style:paragraph-properties fo:margin-left="0cm" fo:margin-right="0cm" fo:text-indent="0cm" style:auto-text-indent="false"/>
      <style:text-properties officeooo:paragraph-rsid="001e0792"/>
    </style:style>
    <style:style style:name="P27" style:family="paragraph" style:parent-style-name="Text_20_body" style:list-style-name="L1"/>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text-properties officeooo:paragraph-rsid="002a1e39"/>
    </style:style>
    <style:style style:name="P30" style:family="paragraph" style:parent-style-name="Text_20_body" style:list-style-name="L1">
      <style:paragraph-properties fo:margin-top="0cm" fo:margin-bottom="0cm" loext:contextual-spacing="false"/>
      <style:text-properties officeooo:paragraph-rsid="002a44c4"/>
    </style:style>
    <style:style style:name="P31" style:family="paragraph" style:parent-style-name="Text_20_body">
      <style:paragraph-properties fo:margin-left="0cm" fo:margin-right="0cm" fo:text-indent="0cm" style:auto-text-indent="false"/>
      <style:text-properties officeooo:paragraph-rsid="002a1e39"/>
    </style:style>
    <style:style style:name="P32" style:family="paragraph" style:parent-style-name="Standard">
      <style:paragraph-properties fo:margin-left="0cm" fo:margin-right="0cm" fo:text-indent="0cm" style:auto-text-indent="false"/>
      <style:text-properties fo:font-size="12pt" fo:font-style="normal" style:text-underline-style="none" fo:font-weight="normal" officeooo:rsid="001328d1" officeooo:paragraph-rsid="001328d1"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indent="0cm" style:auto-text-indent="false"/>
      <style:text-properties fo:font-size="12pt" fo:font-style="normal" style:text-underline-style="none" fo:font-weight="normal" officeooo:rsid="002a44c4" officeooo:paragraph-rsid="002a1e39"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indent="0cm" style:auto-text-indent="false"/>
      <style:text-properties fo:font-size="12pt" fo:font-style="normal" style:text-underline-style="solid" style:text-underline-width="auto" style:text-underline-color="font-color" fo:font-weight="normal" officeooo:rsid="00122f21" officeooo:paragraph-rsid="00122f21"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indent="0cm" style:auto-text-indent="false"/>
      <style:text-properties fo:font-size="14pt" style:text-underline-style="solid" style:text-underline-width="auto" style:text-underline-color="font-color" fo:font-weight="bold" officeooo:rsid="00122f21" officeooo:paragraph-rsid="00122f21" style:font-size-asian="14pt" style:font-weight-asian="bold" style:font-size-complex="14pt" style:font-weight-complex="bold"/>
    </style:style>
    <style:style style:name="P36" style:family="paragraph" style:parent-style-name="Standard">
      <style:paragraph-properties fo:margin-left="0cm" fo:margin-right="0cm" fo:text-indent="0cm" style:auto-text-indent="false"/>
      <style:text-properties fo:font-size="14pt" style:text-underline-style="none" fo:font-weight="bold" officeooo:rsid="00209710" officeooo:paragraph-rsid="00209710" style:font-size-asian="14pt" style:font-weight-asian="bold" style:font-size-complex="14pt" style:font-weight-complex="bold"/>
    </style:style>
    <style:style style:name="P37" style:family="paragraph" style:parent-style-name="Standard">
      <style:paragraph-properties fo:margin-left="0cm" fo:margin-right="0cm" fo:text-indent="0cm" style:auto-text-indent="false"/>
      <style:text-properties fo:font-size="14pt" style:text-underline-style="none" fo:font-weight="bold" officeooo:rsid="00231551" officeooo:paragraph-rsid="00231551" style:font-size-asian="14pt" style:font-weight-asian="bold" style:font-size-complex="14pt" style:font-weight-complex="bold"/>
    </style:style>
    <style:style style:name="P38"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2a1e39" officeooo:paragraph-rsid="002a1e39" style:font-weight-asian="bold" style:font-weight-complex="bold"/>
    </style:style>
    <style:style style:name="P39" style:family="paragraph" style:parent-style-name="Standard">
      <style:paragraph-properties fo:margin-left="0cm" fo:margin-right="0cm" fo:text-indent="0cm" style:auto-text-indent="false"/>
      <style:text-properties style:text-underline-style="none" fo:font-weight="bold" officeooo:rsid="000e4e3f" officeooo:paragraph-rsid="000e4e3f" style:font-weight-asian="bold" style:font-weight-complex="bold"/>
    </style:style>
    <style:style style:name="P40" style:family="paragraph" style:parent-style-name="Standard">
      <style:paragraph-properties fo:margin-left="0cm" fo:margin-right="0cm" fo:text-indent="0cm" style:auto-text-indent="false"/>
      <style:text-properties officeooo:paragraph-rsid="001328d1"/>
    </style:style>
    <style:style style:name="P41" style:family="paragraph" style:parent-style-name="Standard">
      <style:paragraph-properties fo:margin-left="0cm" fo:margin-right="0cm" fo:text-indent="0cm" style:auto-text-indent="false"/>
      <style:text-properties officeooo:paragraph-rsid="00266712"/>
    </style:style>
    <style:style style:name="P42" style:family="paragraph" style:parent-style-name="Preformatted_20_Text">
      <style:paragraph-properties fo:margin-top="0cm" fo:margin-bottom="0.499cm" loext:contextual-spacing="false"/>
    </style:style>
    <style:style style:name="P43" style:family="paragraph" style:parent-style-name="Preformatted_20_Text">
      <style:paragraph-properties fo:margin-left="0cm" fo:margin-right="0cm" fo:text-indent="0cm" style:auto-text-indent="false"/>
      <style:text-properties fo:font-size="14pt" style:text-underline-style="none" fo:font-weight="bold" officeooo:rsid="00231551" officeooo:paragraph-rsid="00231551"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ab5dd" style:font-weight-asian="normal" style:font-weight-complex="normal"/>
    </style:style>
    <style:style style:name="T4" style:family="text">
      <style:text-properties fo:font-weight="normal" officeooo:rsid="000e3e51"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ab5dd" style:font-style-asian="italic" style:font-weight-asian="normal" style:font-style-complex="italic" style:font-weight-complex="normal"/>
    </style:style>
    <style:style style:name="T7" style:family="text">
      <style:text-properties fo:font-style="italic" fo:font-weight="normal" officeooo:rsid="00117cb5" style:font-style-asian="italic" style:font-weight-asian="normal" style:font-style-complex="italic" style:font-weight-complex="normal"/>
    </style:style>
    <style:style style:name="T8" style:family="text">
      <style:text-properties fo:font-style="italic" fo:font-weight="normal" officeooo:rsid="0016b215"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ab5dd" style:font-style-asian="normal" style:font-weight-asian="normal" style:font-style-complex="normal" style:font-weight-complex="normal"/>
    </style:style>
    <style:style style:name="T12" style:family="text">
      <style:text-properties fo:font-style="normal" fo:font-weight="normal" officeooo:rsid="000ca87e" style:font-style-asian="normal" style:font-weight-asian="normal" style:font-style-complex="normal" style:font-weight-complex="normal"/>
    </style:style>
    <style:style style:name="T13" style:family="text">
      <style:text-properties fo:font-style="normal" fo:font-weight="normal" officeooo:rsid="000d6153" style:font-style-asian="normal" style:font-weight-asian="normal" style:font-style-complex="normal" style:font-weight-complex="normal"/>
    </style:style>
    <style:style style:name="T14" style:family="text">
      <style:text-properties fo:font-style="normal" fo:font-weight="normal" officeooo:rsid="00117cb5" style:font-style-asian="normal" style:font-weight-asian="normal" style:font-style-complex="normal" style:font-weight-complex="normal"/>
    </style:style>
    <style:style style:name="T15" style:family="text">
      <style:text-properties fo:font-style="normal" fo:font-weight="normal" officeooo:rsid="000fac53" style:font-style-asian="normal" style:font-weight-asian="normal" style:font-style-complex="normal" style:font-weight-complex="normal"/>
    </style:style>
    <style:style style:name="T16" style:family="text">
      <style:text-properties fo:font-style="normal" fo:font-weight="normal" officeooo:rsid="001328d1" style:font-style-asian="normal" style:font-weight-asian="normal" style:font-style-complex="normal" style:font-weight-complex="normal"/>
    </style:style>
    <style:style style:name="T17" style:family="text">
      <style:text-properties fo:font-style="normal" fo:font-weight="normal" officeooo:rsid="00146ff5" style:font-style-asian="normal" style:font-weight-asian="normal" style:font-style-complex="normal" style:font-weight-complex="normal"/>
    </style:style>
    <style:style style:name="T18" style:family="text">
      <style:text-properties fo:font-style="normal" fo:font-weight="normal" officeooo:rsid="0014decf" style:font-style-asian="normal" style:font-weight-asian="normal" style:font-style-complex="normal" style:font-weight-complex="normal"/>
    </style:style>
    <style:style style:name="T19" style:family="text">
      <style:text-properties fo:font-style="normal" fo:font-weight="normal" officeooo:rsid="0016b215" style:font-style-asian="normal" style:font-weight-asian="normal" style:font-style-complex="normal" style:font-weight-complex="normal"/>
    </style:style>
    <style:style style:name="T20" style:family="text">
      <style:text-properties fo:font-style="normal" fo:font-weight="normal" officeooo:rsid="0019cba8" style:font-style-asian="normal" style:font-weight-asian="normal" style:font-style-complex="normal" style:font-weight-complex="normal"/>
    </style:style>
    <style:style style:name="T21" style:family="text">
      <style:text-properties fo:font-style="normal" fo:font-weight="normal" officeooo:rsid="00266712" style:font-style-asian="normal" style:font-weight-asian="normal" style:font-style-complex="normal" style:font-weight-complex="normal"/>
    </style:style>
    <style:style style:name="T22" style:family="text">
      <style:text-properties fo:font-style="normal" style:text-underline-style="none" fo:font-weight="normal" officeooo:rsid="001c8352" style:font-style-asian="normal" style:font-weight-asian="normal" style:font-style-complex="normal" style:font-weight-complex="normal"/>
    </style:style>
    <style:style style:name="T23" style:family="text">
      <style:text-properties fo:font-size="12pt" fo:font-style="normal" style:text-underline-style="none" fo:font-weight="normal" officeooo:rsid="000e3e51"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1328d1"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146ff5"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1683e8"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16b215"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24d581"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a1e39"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2a44c4"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2b0b0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bold" officeooo:rsid="000e3e51" style:font-size-asian="10.5pt" style:font-style-asian="normal" style:font-weight-asian="bold" style:font-size-complex="12pt" style:font-style-complex="normal" style:font-weight-complex="bold"/>
    </style:style>
    <style:style style:name="T33" style:family="text">
      <style:text-properties fo:font-size="12pt" fo:font-style="normal" style:font-size-asian="10.5pt" style:font-style-asian="normal" style:font-size-complex="12pt" style:font-style-complex="normal"/>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0fac53"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215777"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234fc8" style:font-size-asian="10.5pt" style:font-style-asian="normal" style:font-weight-asian="normal" style:font-size-complex="12pt" style:font-style-complex="normal" style:font-weight-complex="normal"/>
    </style:style>
    <style:style style:name="T3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fo:font-size="12pt" fo:font-style="italic" style:text-underline-style="none" fo:font-weight="normal" officeooo:rsid="002a44c4" style:font-size-asian="10.5pt" style:font-style-asian="italic" style:font-weight-asian="normal" style:font-size-complex="12pt" style:font-style-complex="italic" style:font-weight-complex="normal"/>
    </style:style>
    <style:style style:name="T40" style:family="text">
      <style:text-properties style:font-name="Liberation Serif" fo:font-size="12pt" fo:font-style="normal" style:text-underline-style="none" fo:font-weight="normal" officeooo:rsid="00146ff5" style:font-size-asian="10.5pt" style:font-style-asian="normal" style:font-weight-asian="normal" style:font-size-complex="12pt" style:font-style-complex="normal" style:font-weight-complex="normal"/>
    </style:style>
    <style:style style:name="T41" style:family="text">
      <style:text-properties style:font-name="Liberation Serif" fo:font-style="normal" fo:font-weight="normal" officeooo:rsid="00146ff5" style:font-style-asian="normal" style:font-weight-asian="normal" style:font-style-complex="normal" style:font-weight-complex="normal"/>
    </style:style>
    <style:style style:name="T42" style:family="text">
      <style:text-properties style:font-name="Liberation Serif" fo:font-style="normal" fo:font-weight="normal" officeooo:rsid="001683e8" style:font-style-asian="normal" style:font-weight-asian="normal" style:font-style-complex="normal" style:font-weight-complex="normal"/>
    </style:style>
    <style:style style:name="T43" style:family="text">
      <style:text-properties style:font-name="Liberation Serif" fo:font-style="normal" style:text-underline-style="solid" style:text-underline-width="auto" style:text-underline-color="font-color" fo:font-weight="normal" officeooo:rsid="001b2f62" style:font-style-asian="normal" style:font-weight-asian="normal" style:font-style-complex="normal" style:font-weight-complex="normal"/>
    </style:style>
    <style:style style:name="T44" style:family="text">
      <style:text-properties style:font-name="Liberation Serif" fo:font-style="normal" style:text-underline-style="none" fo:font-weight="normal" officeooo:rsid="001b2f62" style:font-style-asian="normal" style:font-weight-asian="normal" style:font-style-complex="normal" style:font-weight-complex="normal"/>
    </style:style>
    <style:style style:name="T45" style:family="text">
      <style:text-properties style:font-name="Liberation Serif" fo:font-style="normal" style:text-underline-style="none" fo:font-weight="normal" officeooo:rsid="001c8352" style:font-style-asian="normal" style:font-weight-asian="normal" style:font-style-complex="normal" style:font-weight-complex="normal"/>
    </style:style>
    <style:style style:name="T46" style:family="text">
      <style:text-properties style:font-name="Liberation Serif" fo:font-style="normal" style:text-underline-style="none" fo:font-weight="normal" officeooo:rsid="001e0792" style:font-style-asian="normal" style:font-weight-asian="normal" style:font-style-complex="normal" style:font-weight-complex="normal"/>
    </style:style>
    <style:style style:name="T47" style:family="text">
      <style:text-properties style:font-name="Liberation Serif" fo:font-style="normal" style:text-underline-style="none" fo:font-weight="normal" officeooo:rsid="002fbf27" style:font-style-asian="normal" style:font-weight-asian="normal" style:font-style-complex="normal" style:font-weight-complex="normal"/>
    </style:style>
    <style:style style:name="T48" style:family="text">
      <style:text-properties officeooo:rsid="001c8352"/>
    </style:style>
    <style:style style:name="T49" style:family="text">
      <style:text-properties officeooo:rsid="00266712"/>
    </style:style>
    <style:style style:name="T50" style:family="text">
      <style:text-properties style:font-name="Liberation Serif"/>
    </style:style>
    <style:style style:name="T51" style:family="text">
      <style:text-properties style:font-name="Liberation Serif" fo:font-style="normal" fo:font-weight="normal" officeooo:rsid="00266712" style:font-style-asian="normal" style:font-weight-asian="normal" style:font-style-complex="normal" style:font-weight-complex="normal"/>
    </style:style>
    <style:style style:name="T52" style:family="text">
      <style:text-properties style:font-name="Liberation Serif" fo:font-size="12pt" fo:font-style="normal" style:text-underline-style="none" fo:font-weight="normal" officeooo:rsid="002a1e39" style:font-size-asian="10.5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2a44c4" style:font-size-asian="10.5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2b0b08" style:font-size-asian="10.5pt" style:font-style-asian="normal" style:font-weight-asian="normal" style:font-size-complex="12pt" style:font-style-complex="normal" style:font-weight-complex="normal"/>
    </style:style>
    <style:style style:name="T55" style:family="text">
      <style:text-properties style:font-name="Liberation Serif" fo:font-size="12pt" fo:font-style="italic" style:text-underline-style="none" fo:font-weight="normal" officeooo:rsid="002a44c4" style:font-size-asian="10.5pt" style:font-style-asian="italic" style:font-weight-asian="normal" style:font-size-complex="12pt" style:font-style-complex="italic" style:font-weight-complex="normal"/>
    </style:style>
    <style:style style:name="T56" style:family="text">
      <style:text-properties style:font-name="Liberation Serif" officeooo:rsid="002b0b08"/>
    </style:style>
    <style:style style:name="T57" style:family="text">
      <style:text-properties style:font-name="Liberation Serif" officeooo:rsid="002c127c"/>
    </style:style>
    <style:style style:name="T58" style:family="text">
      <style:text-properties officeooo:rsid="002b0b08"/>
    </style:style>
    <style:style style:name="T59" style:family="text">
      <style:text-properties officeooo:rsid="002c127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eRecord</text:p>
      <text:p text:style-name="P5">Fuente: <text:a xlink:type="simple" xlink:href="http://guides.rubyonrails.org/active_record_basics.html" text:style-name="Internet_20_link" text:visited-style-name="Visited_20_Internet_20_Link">http://guides.rubyonrails.org/active_record_basics.html</text:a></text:p>
      <text:p text:style-name="P5"/>
      <text:p text:style-name="P5"/>
      <text:p text:style-name="P2">- Qué es? → Framework ORM utilizado por Rails. Como cualquier ORM mapea clases (llamadas <text:span text:style-name="T1">modelos</text:span>) y atributos a tablas y columnas de una BD, por lo que permite consultar y procesar la información de una BD minimizando la escritura de SQL y utilizando programación orientada a objetos. Los modelos pueden conectarse con otros modelos usando <text:span text:style-name="T1">asociaciones</text:span><text:span text:style-name="T2">.</text:span></text:p>
      <text:p text:style-name="P3"/>
      <text:p text:style-name="P2"><text:span text:style-name="T2">-</text:span><text:span text:style-name="T1"> Convention over configuration</text:span><text:span text:style-name="T2"> → en la mayoría de los frameworks es necesario editar archivos de configuración por poder usarlo. En el caso de ActiveRecord (al igual que Rails) es posible minimizar muchísimo la escritura de configuraciones si se respetan las convenciones </text:span><text:span text:style-name="T3">para crear modelos</text:span><text:span text:style-name="T2">. En ActiveRecord se establecen convenciones para los nombres, </text:span><text:span text:style-name="T3">lo</text:span><text:span text:style-name="T2"> que permite hacer el mapeo implícitamente </text:span><text:span text:style-name="T3">(la configuración explícita será necesaria solo en el caso que no se puedan seguir las convenciones).</text:span></text:p>
      <text:p text:style-name="P4"/>
      <text:p text:style-name="P4">- Convenciones de nombres → nombres singulares y en formato camel case en caso que tengan más de una palabra para las clases. Nombres plurales y palabras separadas por underscores ( _ ) para las tablas.</text:p>
      <text:p text:style-name="P4">- Convenciones sobre el esquema → utiliza convenciones para las columnas de las tablas dependiendo del propósito de éstas :</text:p>
      <text:p text:style-name="P6"><text:span text:style-name="T3">* claves foráneas: deben llamarse </text:span><text:span text:style-name="T6">nombre_</text:span><text:span text:style-name="T7">tabla_</text:span><text:span text:style-name="T6">en_singular_id</text:span><text:span text:style-name="T11"> . En estos campos buscará ActiveRecord cuando se creen asociaciones </text:span><text:span text:style-name="T14">entre modelos</text:span><text:span text:style-name="T11">.</text:span></text:p>
      <text:p text:style-name="P6"><text:span text:style-name="T11">* claves primarias: </text:span><text:span text:style-name="T12">por defecto utilizará un</text:span><text:span text:style-name="T13">a</text:span><text:span text:style-name="T12"> columna de tipo entero llamada id </text:span><text:span text:style-name="T14">para la clave primaria de las tablas</text:span><text:span text:style-name="T12">. </text:span><text:span text:style-name="T14">Cuando se usan migraciones para crear tablas, ActiveRecord esta columna será automáticamente creada.</text:span></text:p>
      <text:p text:style-name="P7"/>
      <text:p text:style-name="P8"><text:span text:style-name="T12">C</text:span><text:span text:style-name="T10">reando modelos – CRUD (Created-Read-Update-Delete)</text:span></text:p>
      <text:p text:style-name="P11"/>
      <text:p text:style-name="P11">La clase debe heredar de ActiveRecord::Base . Esto creará el mapeo entre la clase y la tabla de la BD.</text:p>
      <text:p text:style-name="P9"><text:span text:style-name="T2">- Create → Los objetos pueden crearse a partir de un bloque , un hash, setear los atributos luego de la creación. Se puede usar #new que crea solo el objeto y luego </text:span><text:span text:style-name="T1">#save</text:span><text:span text:style-name="T2"> para persistirlo, o </text:span><text:span text:style-name="T1">#create </text:span><text:span text:style-name="T2">que retorna el objeto y lo persiste.</text:span></text:p>
      <text:p text:style-name="P10"><text:span text:style-name="T2">- </text:span><text:span text:style-name="T4">Update → se puede buscar un registro, modificarlo y almacenarlo nuevamente.</text:span></text:p>
      <text:p text:style-name="P17"><text:span text:style-name="T23">var = NombreTabla.</text:span><text:span text:style-name="T1">find_by (atributo: valor)</text:span><text:span text:style-name="T23"> → busca el objeto (tupla) que cumplan con dicha propiedad; luego : var.</text:span><text:span text:style-name="T32">update(atributo: valor)</text:span><text:span text:style-name="T23">.</text:span></text:p>
      <text:p text:style-name="P17"><text:span text:style-name="T23">- Delete → al igual que la modificación una vez que el objeto es localizado puede destruirse con </text:span><text:span text:style-name="T32">#destroy</text:span></text:p>
      <text:p text:style-name="P13"/>
      <text:p text:style-name="P14">Validaciones en ActiveRecord</text:p>
      <text:p text:style-name="P12">- Garantizan que se guarden datos válidos en la DB.</text:p>
      <text:p text:style-name="P12">Hay dos tipos de objetos en ActiveRecord :</text:p>
      <text:p text:style-name="P12">* los que representan a una tupla de la DB, y</text:p>
      <text:p text:style-name="P12">* los que representan datos que aún no fueron persistidos , es decir, se lo instanció pero no se le envió el mensaje #save .</text:p>
      <text:p text:style-name="P18"><text:span text:style-name="T33">#new_record? </text:span><text:span text:style-name="T34">indica la situación de un objeto.</text:span></text:p>
      <text:p text:style-name="P18"><text:span text:style-name="T34">Entonces, hay ciertas operaciones como </text:span><text:span text:style-name="T35">#create o #update que realizan validaciones antes de modificar la BD. Si estás validaciones fallan entonces el objeto será marcado como inválido y ActiveRecord no realizará el correspondiente INSERT o UPDATE . Sin embargo, hay métodos como #increment! , #update_all, #update_column, etc que no realizan validaciones lo que significa que se podrían guardar datos inválidos en la DB.</text:span></text:p>
      <text:p text:style-name="P38"><text:soft-page-break/><text:span text:style-name="T34">Asociaciones</text:span></text:p>
      <text:p text:style-name="P31"><text:span text:style-name="T29">Simplifican la relación entre modelos relacionados, podrán ser alguna de:</text:span></text:p>
      <text:list xml:id="list20231231288668098" text:style-name="L1">
        <text:list-item>
          <text:p text:style-name="P29"><text:span text:style-name="Source_20_Text"><text:span text:style-name="T52">belongs_to: </text:span></text:span><text:span text:style-name="Source_20_Text"><text:span text:style-name="T53">Relación 1 a 1 con otro modelo. Se usa en combinación con has_one o has_many en el otro modelo. Sintaxis: </text:span></text:span><text:span text:style-name="Source_20_Text"><text:span text:style-name="T55">belogns_to :singularizeTableName.</text:span></text:span></text:p>
        </text:list-item>
        <text:list-item>
          <text:p text:style-name="P30"><text:span text:style-name="Source_20_Text"><text:span text:style-name="T53">has_one: también define una relación 1 a 1 pero con otr</text:span></text:span><text:span text:style-name="Source_20_Text"><text:span text:style-name="T54">a</text:span></text:span><text:span text:style-name="Source_20_Text"><text:span text:style-name="T53"> semántica. </text:span></text:span><text:span text:style-name="Source_20_Text"><text:span text:style-name="T54">Se coloca en la clase opuesta donde existe la clave foránea.</text:span></text:span></text:p>
        </text:list-item>
        <text:list-item>
          <text:p text:style-name="P28"><text:span text:style-name="Source_20_Text"><text:span text:style-name="T50">has_many: </text:span></text:span><text:span text:style-name="Source_20_Text"><text:span text:style-name="T56">Relación 1 a N. Generalmente se encontrará en el otro lado de una asociación belogns_to</text:span></text:span></text:p>
        </text:list-item>
        <text:list-item>
          <text:p text:style-name="P28"><text:span text:style-name="Source_20_Text"><text:span text:style-name="T50">has_many :through : </text:span></text:span><text:span text:style-name="Source_20_Text"><text:span text:style-name="T56">relación N a N. El modelo que la declara puede conocer a 0,1 o N instancias del otro modelo a partir de un tercer modelo.</text:span></text:span></text:p>
        </text:list-item>
        <text:list-item>
          <text:p text:style-name="P28"><text:span text:style-name="Source_20_Text"><text:span text:style-name="T50">has_one :through</text:span></text:span><text:span text:style-name="T50"> : </text:span><text:span text:style-name="T56">Relación 1 a 1. El modelo que la declara puede conocer a una instancia del otro modelo a partir de un tercer modelo.</text:span></text:p>
        </text:list-item>
        <text:list-item>
          <text:p text:style-name="P27"><text:span text:style-name="Source_20_Text"><text:span text:style-name="T50">has_and_belongs_to_many: </text:span></text:span><text:span text:style-name="Source_20_Text"><text:span text:style-name="T57">relación N a N sin un tercer modelo intermedio</text:span></text:span></text:p>
        </text:list-item>
      </text:list>
      <text:p text:style-name="P33"/>
      <text:p text:style-name="P35"><text:span text:style-name="T15">P</text:span><text:span text:style-name="T10">ráctica</text:span></text:p>
      <text:p text:style-name="P36"><text:span text:style-name="T34">1 – ActiveRecord provee una clase base </text:span><text:span text:style-name="T37">(ActiveRecord::Base)</text:span><text:span text:style-name="T34"> que cuando es subclasificada realiza el mapeo entre el nuevo modelo y una clase existente en la base de datos. </text:span><text:span text:style-name="T36">El mapeo entre la clase y la tabla de la base de datos se da automáticamente.</text:span></text:p>
      <text:p text:style-name="P36"><text:span text:style-name="T34">2 – Los objetos ActiveRecord no especifican directamente sus atributos, sino que se infieren </text:span><text:span text:style-name="T36">desde la definición de la tabla con la que es linkeada. La agregación, el borrado y la modificación de los atributos y sus tipos es hecha directamente en la base de datos. Cualquiera de estos cambios es reflejado directamente en los modelos ActiveRecord. </text:span><text:span text:style-name="T34"><text:s/></text:span></text:p>
      <text:p text:style-name="P37"><text:span text:style-name="T34">3 – ActiveRecord usa el método #class_eval (de la clase Module) para agregar los getters y setters a los modelos, de esta manera todos los valores de las columnas están automáticamente disponibles. Es posible modificar/especializar el comportamiento de estos métodos, sobreescribiéndolos (en el modelo) <text:s/>y utilizando el mismo nombre del atributo y llamando a </text:span><text:span text:style-name="T38">super</text:span><text:span text:style-name="T34"> para actualizar los cambios. Ejemplo:</text:span></text:p>
      <text:p text:style-name="P43"><text:span text:style-name="Source_20_Text"><text:span text:style-name="T34"/></text:span></text:p>
      <text:p text:style-name="P43"><text:span text:style-name="Source_20_Text"><text:span text:style-name="T34">class Song &lt; ActiveRecord::Base</text:span></text:span></text:p>
      <text:p text:style-name="Preformatted_20_Text"><text:span text:style-name="Source_20_Text"><text:s text:c="2"/># Uses an integer of seconds to hold the length of the song</text:span></text:p>
      <text:p text:style-name="Preformatted_20_Text"/>
      <text:p text:style-name="Preformatted_20_Text"><text:span text:style-name="Source_20_Text"><text:s text:c="2"/>def length=(minutes)</text:span></text:p>
      <text:p text:style-name="Preformatted_20_Text"><text:span text:style-name="Source_20_Text"><text:s text:c="4"/>super(minutes.to_i * 60)</text:span></text:p>
      <text:p text:style-name="Preformatted_20_Text"><text:span text:style-name="Source_20_Text"><text:s text:c="2"/>end</text:span></text:p>
      <text:p text:style-name="Preformatted_20_Text"/>
      <text:p text:style-name="Preformatted_20_Text"><text:span text:style-name="Source_20_Text"><text:s text:c="2"/>def length</text:span></text:p>
      <text:p text:style-name="Preformatted_20_Text"><text:span text:style-name="Source_20_Text"><text:s text:c="4"/>super / 60</text:span></text:p>
      <text:p text:style-name="Preformatted_20_Text"><text:span text:style-name="Source_20_Text"><text:s text:c="2"/>end</text:span></text:p>
      <text:p text:style-name="P42"><text:span text:style-name="Source_20_Text">en</text:span><text:span text:style-name="Source_20_Text"><text:span text:style-name="T49">d</text:span></text:span></text:p>
      <text:p text:style-name="P34"><text:span text:style-name="T49">5 - </text:span>Migraciones </text:p>
      <text:p text:style-name="P15"><text:span text:style-name="T10">1 – Son </text:span><text:span text:style-name="T16">clases de Ruby (una </text:span><text:span text:style-name="T10">DSL</text:span><text:span text:style-name="T16">)</text:span><text:span text:style-name="T10"> para manejar </text:span><text:span text:style-name="T16">esquemas de una base de datos, es decir, para crear y modificar tablas. Se guardan en archivos que pueden ser ejecutados sobre cualquier DBMS que soporte ActiveRecord usando rake. </text:span><text:span text:style-name="T18">Se puede pensar a las migraciones como una nueva versión de la DB. </text:span><text:span text:style-name="T16">Los nombres de las migraciones incluyen un timestamp para saber en el orden en que fueron creadas.</text:span></text:p>
      <text:p text:style-name="P16"><text:span text:style-name="T10">Las migraciones se pueden ejecutar con rake con el comando </text:span><text:a xlink:type="simple" xlink:href="db::migrate" text:style-name="Internet_20_link" text:visited-style-name="Visited_20_Internet_20_Link"><text:span text:style-name="T5">db::migrate</text:span></text:a><text:span text:style-name="T10">. También es posible deshacer los cambios hechos por una migración en la base de datos con el comando </text:span><text:a xlink:type="simple" xlink:href="db::rollback" text:style-name="Internet_20_link" text:visited-style-name="Visited_20_Internet_20_Link"><text:span text:style-name="T5">db::rollback</text:span></text:a><text:span text:style-name="T10">.</text:span></text:p>
      <text:p text:style-name="P16"><text:span text:style-name="T10">2 – Si se crea un modelo con el </text:span><text:span text:style-name="T5">generate model</text:span><text:span text:style-name="T10">, este automáticamente crea la migración para dicho modelo. </text:span><text:span text:style-name="T19">También se puede generar una migración con </text:span><text:span text:style-name="T8">generate migrate migrateName. </text:span></text:p>
      <text:p text:style-name="P23"><text:soft-page-break/><text:span text:style-name="T27">Si el nombre de la migración es </text:span><text:span text:style-name="T10">"AddXXXToYYY" o "RemoveXXXFromYYY” </text:span><text:span text:style-name="T19">seguido de una lista de nombres y tipos de columnas, entonces la migración tendrá la sentencia </text:span><text:span text:style-name="T8">add_column o remove_column </text:span><text:span text:style-name="T19">apropiada ya creada. <text:s/></text:span><text:span text:style-name="T20">Si el nombre de la migración es “CreateXXX” <text:s/></text:span><text:span text:style-name="T19">seguido de una lista de nombres y tipos de columnas, </text:span><text:span text:style-name="T20">entonces la migración tendrá el código para crear una tabla con las columnas listadas ya generadas.</text:span></text:p>
      <text:p text:style-name="P32">3 – En db/migrate . </text:p>
      <text:p text:style-name="P22"><text:span text:style-name="T24">4 – Los nombres de las migraciones tiene</text:span><text:span text:style-name="T28">n</text:span><text:span text:style-name="T24"> un timestamp </text:span><text:span text:style-name="T26">segudo por un underscroe y el nombre de la migración en snell case</text:span><text:span text:style-name="T25">. <text:s/>Ejemplo:</text:span><text:span text:style-name="T40"> d</text:span><text:span text:style-name="Source_20_Text"><text:span text:style-name="T41">b/migrate/20140120191729_create_articles.rb. </text:span></text:span><text:span text:style-name="Source_20_Text"><text:span text:style-name="T42">En este caso el nombre de la migración debería ser CreateArticles</text:span></text:span><text:span text:style-name="Source_20_Text"><text:span text:style-name="T21">.</text:span></text:span></text:p>
      <text:p text:style-name="P41"><text:span text:style-name="Source_20_Text"><text:span text:style-name="T51">5 - rails g migration CreateOffices name:string phone_number:string address:text available:boolean</text:span></text:span></text:p>
      <text:p text:style-name="P41"><text:span text:style-name="Source_20_Text"><text:span text:style-name="T51"><text:s/></text:span></text:span></text:p>
      <text:p text:style-name="P41"><text:span text:style-name="Source_20_Text"><text:span text:style-name="T51">7 - rails g model Employee name:string{150} e_number:primary_key office_id:references</text:span></text:span></text:p>
      <text:p text:style-name="P41"><text:span text:style-name="Source_20_Text"><text:span text:style-name="T51"/></text:span></text:p>
      <text:p text:style-name="P22"><text:span text:style-name="Source_20_Text"><text:span text:style-name="T17"/></text:span></text:p>
      <text:p text:style-name="P24"><text:span text:style-name="Source_20_Text"><text:span text:style-name="T43">Scopes</text:span></text:span></text:p>
      <text:p text:style-name="P26"><text:span text:style-name="Source_20_Text"><text:span text:style-name="T46">Fuente: guides.rubyonrails.org/active_record_querying.html#scopes</text:span></text:span></text:p>
      <text:p text:style-name="P26"><text:span text:style-name="Source_20_Text"><text:span text:style-name="T46"/></text:span></text:p>
      <text:p text:style-name="P25"><text:span text:style-name="Source_20_Text"><text:span text:style-name="T44">1) Los scopes de ActiveRecord son métodos de clase</text:span></text:span><text:span text:style-name="Source_20_Text"><text:span text:style-name="T45">s</text:span></text:span><text:span text:style-name="Source_20_Text"><text:span text:style-name="T44"> que siempre retornan un objeto ActiveRecord::Relation , además los scopes se pueden concatenar con otros scopes.</text:span></text:span></text:p>
      <text:p text:style-name="P25"><text:span text:style-name="Source_20_Text"><text:span text:style-name="T45">Pueden ser definidos de la siguiente manera: <text:s/></text:span></text:span><text:span text:style-name="Source_20_Text"><text:span text:style-name="T47">0</text:span></text:span></text:p>
      <text:p text:style-name="P25"><text:span text:style-name="Source_20_Text"><text:span text:style-name="T45"><text:tab/> scope :scopeName, -&gt; { query }</text:span></text:span></text:p>
      <text:p text:style-name="P24"><text:span text:style-name="Source_20_Text"><text:span text:style-name="T44"><text:s/></text:span></text:span><text:span text:style-name="Source_20_Text"><text:span text:style-name="T45">o como método de clase:</text:span></text:span></text:p>
      <text:p text:style-name="P24"><text:span text:style-name="Source_20_Text"><text:span text:style-name="T45"><text:tab/>d</text:span></text:span><text:span text:style-name="Source_20_Text"><text:span text:style-name="T22">ef</text:span></text:span><text:span text:style-name="Source_20_Text"><text:span text:style-name="T45"> </text:span></text:span><text:span text:style-name="Source_20_Text"><text:span text:style-name="T22">self.scopeName</text:span></text:span></text:p>
      <text:p text:style-name="Standard"><text:span text:style-name="Source_20_Text"><text:tab/><text:tab/></text:span><text:span text:style-name="Source_20_Text"><text:span text:style-name="T48">query</text:span></text:span></text:p>
      <text:p text:style-name="Standard"><text:span text:style-name="Source_20_Text"><text:tab/>end</text:span></text:p>
      <text:p text:style-name="P25"><text:span text:style-name="Source_20_Text"><text:span text:style-name="T45">entonces, cuando se invoca al scope, se ejecuta la consulta.</text:span></text:span></text:p>
      <text:p text:style-name="P25"><text:span text:style-name="Source_20_Text"><text:span text:style-name="T45"/></text:span></text:p>
      <text:p text:style-name="P21">Scaffold</text:p>
      <text:p text:style-name="P19">1) En lugar de crear un modelo “manualmente” podemos generar un scaffold. Un scaffold en Rails es un conjunto que contiene el modelo, las migraciones para ese modelo, el controlador para manipularlo y las vistas para mostrar los datos que se manejan y los tests para cada uno de estos componentes.</text:p>
      <text:p text:style-name="P19">2) Se generan con el comando <text:span text:style-name="T9">rails generate scaffold NAME [field[:type][:index] field[:type][:index]] [option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0:19:31.573159550</meta:creation-date>
    <dc:date>2017-12-07T17:12:46.647766121</dc:date>
    <meta:editing-duration>PT6H59M27S</meta:editing-duration>
    <meta:editing-cycles>9</meta:editing-cycles>
    <meta:generator>LibreOffice/5.1.6.2$Linux_X86_64 LibreOffice_project/10m0$Build-2</meta:generator>
    <meta:document-statistic meta:table-count="0" meta:image-count="0" meta:object-count="0" meta:page-count="3" meta:paragraph-count="65" meta:word-count="1200" meta:character-count="7554" meta:non-whitespace-character-count="6380"/>
  </office:meta>
</office:document-meta>
</file>